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595cm" fo:margin-left="0cm" table:align="left" style:may-break-between-rows="true" table:border-model="collapsing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6.285cm"/>
    </style:style>
    <style:style style:name="Table1.C" style:family="table-column">
      <style:table-column-properties style:column-width="2.999cm"/>
    </style:style>
    <style:style style:name="Table1.D" style:family="table-column">
      <style:table-column-properties style:column-width="5.401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C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D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D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1.21" style:family="table-row">
      <style:table-row-properties fo:keep-together="auto"/>
    </style:style>
    <style:style style:name="Table1.22" style:family="table-row">
      <style:table-row-properties fo:keep-together="auto"/>
    </style:style>
    <style:style style:name="Table1.23" style:family="table-row">
      <style:table-row-properties fo:keep-together="auto"/>
    </style:style>
    <style:style style:name="Table1.24" style:family="table-row">
      <style:table-row-properties fo:keep-together="auto"/>
    </style:style>
    <style:style style:name="Table1.25" style:family="table-row">
      <style:table-row-properties fo:keep-together="auto"/>
    </style:style>
    <style:style style:name="Table1.26" style:family="table-row">
      <style:table-row-properties fo:keep-together="auto"/>
    </style:style>
    <style:style style:name="Table1.27" style:family="table-row">
      <style:table-row-properties fo:keep-together="auto"/>
    </style:style>
    <style:style style:name="Table1.28" style:family="table-row">
      <style:table-row-properties fo:keep-together="auto"/>
    </style:style>
    <style:style style:name="Table1.29" style:family="table-row">
      <style:table-row-properties fo:keep-together="auto"/>
    </style:style>
    <style:style style:name="Table1.30" style:family="table-row">
      <style:table-row-properties fo:keep-together="auto"/>
    </style:style>
    <style:style style:name="Table1.31" style:family="table-row">
      <style:table-row-properties fo:keep-together="auto"/>
    </style:style>
    <style:style style:name="Table1.D31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32" style:family="table-row">
      <style:table-row-properties fo:keep-together="auto"/>
    </style:style>
    <style:style style:name="Table1.D3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33" style:family="table-row">
      <style:table-row-properties fo:keep-together="auto"/>
    </style:style>
    <style:style style:name="Table1.34" style:family="table-row">
      <style:table-row-properties fo:keep-together="auto"/>
    </style:style>
    <style:style style:name="Table1.35" style:family="table-row">
      <style:table-row-properties fo:keep-together="auto"/>
    </style:style>
    <style:style style:name="Table1.36" style:family="table-row">
      <style:table-row-properties fo:keep-together="auto"/>
    </style:style>
    <style:style style:name="Table1.A3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6" style:family="table-cell" style:data-style-name="N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3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D36" style:family="table-cell" style:data-style-name="N1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Table2" style:family="table">
      <style:table-properties style:width="17.286cm" fo:margin-left="0.12cm" table:align="left" style:may-break-between-rows="true" table:border-model="collapsing"/>
    </style:style>
    <style:style style:name="Table2.A" style:family="table-column">
      <style:table-column-properties style:column-width="5.403cm"/>
    </style:style>
    <style:style style:name="Table2.B" style:family="table-column">
      <style:table-column-properties style:column-width="11.88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e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e2.B15" style:family="table-cell" style:data-style-name="N10000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rli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2" style:family="paragraph" style:parent-style-name="Table_20_Heading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Carli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rlito" fo:font-size="11pt" fo:font-style="italic" fo:text-shadow="none" style:text-underline-style="none" fo:font-weight="bold" officeooo:rsid="0014c8f4" officeooo:paragraph-rsid="0014c8f4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rlito" fo:font-size="11pt" fo:font-style="italic" fo:text-shadow="none" style:text-underline-style="none" fo:font-weight="bold" officeooo:rsid="00154582" officeooo:paragraph-rsid="00154582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5" style:family="paragraph" style:parent-style-name="Footnote">
      <style:text-properties officeooo:rsid="0014c8f4" officeooo:paragraph-rsid="0014c8f4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00fa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00fa7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12af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paragraph-rsid="000a9c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33587" officeooo:paragraph-rsid="000335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33587" officeooo:paragraph-rsid="0003358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28090" officeooo:paragraph-rsid="00077ce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28090" officeooo:paragraph-rsid="0012af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0530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0530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14c8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12af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530fd" officeooo:paragraph-rsid="00077ce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0fa73" officeooo:paragraph-rsid="00077ce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a9cd7" officeooo:paragraph-rsid="000a9c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0a9cd7" officeooo:paragraph-rsid="000a9c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0d1e0" officeooo:paragraph-rsid="0010d1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09c54" officeooo:paragraph-rsid="00109c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09c54" officeooo:paragraph-rsid="00109c5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83fa9" officeooo:paragraph-rsid="00183fa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54582" officeooo:paragraph-rsid="0015458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54582" officeooo:paragraph-rsid="001653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normal" officeooo:rsid="00165375" officeooo:paragraph-rsid="001653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0530fd" officeooo:paragraph-rsid="000530f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text-align="center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officeooo:rsid="000530fd" officeooo:paragraph-rsid="000530f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Standard">
      <style:text-properties officeooo:rsid="0000d628" officeooo:paragraph-rsid="0000d628"/>
    </style:style>
    <style:style style:name="P38" style:family="paragraph" style:parent-style-name="Text_20_body">
      <style:text-properties officeooo:rsid="000e55d4" officeooo:paragraph-rsid="000e55d4"/>
    </style:style>
    <style:style style:name="P39" style:family="paragraph" style:parent-style-name="Text_20_body">
      <style:text-properties officeooo:rsid="00154582" officeooo:paragraph-rsid="00154582"/>
    </style:style>
    <style:style style:name="P40" style:family="paragraph" style:parent-style-name="Text_20_body">
      <style:text-properties style:font-name="Carlito" fo:font-size="11pt" officeooo:rsid="000e55d4" officeooo:paragraph-rsid="000e55d4" style:font-size-asian="11pt" style:font-size-complex="11pt"/>
    </style:style>
    <style:style style:name="P41" style:family="paragraph" style:parent-style-name="Heading_20_2" style:list-style-name=""/>
    <style:style style:name="P42" style:family="paragraph" style:parent-style-name="Heading_20_2">
      <style:paragraph-properties fo:break-before="page"/>
    </style:style>
    <style:style style:name="T1" style:family="text">
      <style:text-properties style:font-name-asian="Noto Serif CJK SC" style:font-name-complex="Lohit Devanagari1"/>
    </style:style>
    <style:style style:name="T2" style:family="text">
      <style:text-properties officeooo:rsid="0000fa73"/>
    </style:style>
    <style:style style:name="T3" style:family="text">
      <style:text-properties officeooo:rsid="000530fd"/>
    </style:style>
    <style:style style:name="T4" style:family="text">
      <style:text-properties style:font-name-asian="OpenSymbol" style:font-name-complex="OpenSymbol"/>
    </style:style>
    <style:style style:name="T5" style:family="text">
      <style:text-properties officeooo:rsid="0006b90e" style:font-name-asian="OpenSymbol" style:font-name-complex="OpenSymbol"/>
    </style:style>
    <style:style style:name="T6" style:family="text">
      <style:text-properties officeooo:rsid="000530fd" style:font-name-asian="OpenSymbol" style:font-name-complex="OpenSymbol"/>
    </style:style>
    <style:style style:name="T7" style:family="text">
      <style:text-properties officeooo:rsid="0014c8f4" style:font-name-asian="OpenSymbol" style:font-name-complex="OpenSymbol"/>
    </style:style>
    <style:style style:name="T8" style:family="text">
      <style:text-properties style:font-name-asian="Liberation Serif" style:font-name-complex="Liberation Serif"/>
    </style:style>
    <style:style style:name="T9" style:family="text">
      <style:text-properties officeooo:rsid="00077ce9"/>
    </style:style>
    <style:style style:name="T10" style:family="text">
      <style:text-properties fo:color="#000000" loext:opacity="100%" style:text-outline="false" style:text-line-through-style="none" style:text-line-through-type="none" style:font-name="OpenSymbol1" fo:font-size="12pt" fo:font-style="normal" fo:text-shadow="none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0a9cd7"/>
    </style:style>
    <style:style style:name="T12" style:family="text">
      <style:text-properties officeooo:rsid="000bf04f"/>
    </style:style>
    <style:style style:name="T13" style:family="text">
      <style:text-properties officeooo:rsid="0014c8f4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14c8f4"/>
    </style:style>
    <style:style style:name="T16" style:family="text">
      <style:text-properties style:font-name="Carlito" fo:font-size="11pt" style:font-size-asian="11pt" style:font-size-complex="11pt"/>
    </style:style>
    <style:style style:name="T17" style:family="text">
      <style:text-properties style:font-name="Carlito" fo:font-size="11pt" officeooo:rsid="0012af41" style:font-size-asian="11pt" style:font-size-complex="11pt"/>
    </style:style>
    <style:style style:name="T18" style:family="text">
      <style:text-properties style:font-name="Carlit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officeooo:rsid="00154582"/>
    </style:style>
    <style:style style:name="T20" style:family="text">
      <style:text-properties style:font-name="OpenSymbol1" style:font-name-asian="OpenSymbol1" style:font-name-complex="OpenSymbol1"/>
    </style:style>
    <style:style style:name="T21" style:family="text">
      <style:text-properties officeooo:rsid="00165375"/>
    </style:style>
    <style:style style:name="T22" style:family="text">
      <style:text-properties style:font-name-asian="OpenSymbol1" style:font-name-complex="OpenSymbo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ticka Keyboard Controls</text:h>
      <text:p text:style-name="P38"><text:span text:style-name="T16">Opticka enables keyboard control during state machine tasks (</text:span><text:span text:style-name="T18">Task Key</text:span><text:span text:style-name="T16">) and also within the </text:span><text:span text:style-name="T18">RFMapper</text:span><text:span text:style-name="T16"> module. Several of the</text:span><text:span text:style-name="T17">se</text:span><text:span text:style-name="T16"> task keys depend on the state machine task parameters, see the RFLocaliser protocol for an example that enables key/mouse RF mapping during a fixation task. Other keys depend on special hardware (eye shutter for example).</text:span></text:p>
      <text:p text:style-name="P40"/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sk <text:span text:style-name="T9">Key</text:span></text:p>
          </table:table-cell>
          <table:table-cell table:style-name="Table1.A1" office:value-type="string">
            <text:p text:style-name="P2">Action</text:p>
          </table:table-cell>
          <table:table-cell table:style-name="Table1.C1" office:value-type="string">
            <text:p text:style-name="P1">RFMapper <text:span text:style-name="T9">Key</text:span></text:p>
          </table:table-cell>
          <table:table-cell table:style-name="Table1.D1" office:value-type="string">
            <text:p text:style-name="P1">Action</text:p>
          </table:table-cell>
        </table:table-row>
        <table:table-row table:style-name="Table1.2">
          <table:table-cell table:style-name="Table1.A2" office:value-type="string">
            <text:p text:style-name="P13">q</text:p>
          </table:table-cell>
          <table:table-cell table:style-name="Table1.B2" office:value-type="string">
            <text:p text:style-name="P10">Quit</text:p>
          </table:table-cell>
          <table:table-cell table:style-name="Table1.C2" office:value-type="string">
            <text:p text:style-name="P13">q</text:p>
          </table:table-cell>
          <table:table-cell table:style-name="Table1.D2" office:value-type="string">
            <text:p text:style-name="P9">Quit</text:p>
          </table:table-cell>
        </table:table-row>
        <table:table-row table:style-name="Table1.3">
          <table:table-cell table:style-name="Table1.A3" office:value-type="string">
            <text:p text:style-name="P9"><text:span text:style-name="T4">▲</text:span><text:span text:style-name="T1"> </text:span>Up Arrow </text:p>
          </table:table-cell>
          <table:table-cell table:style-name="Table1.B3" office:value-type="string">
            <text:p text:style-name="P11"><text:bookmark-start text:name="__DdeLink__1527_3497894586"/><text:bookmark-start text:name="__DdeLink__1521_3497894586"/><text:bookmark-start text:name="__DdeLink__1518_3497894586"/><text:span text:style-name="T6">↑</text:span><text:bookmark-end text:name="__DdeLink__1527_3497894586"/><text:bookmark-end text:name="__DdeLink__1521_3497894586"/><text:bookmark-end text:name="__DdeLink__1518_3497894586"/><text:span text:style-name="T6"> </text:span><text:span text:style-name="T7">chosen</text:span> <text:span text:style-name="T9">variable</text:span></text:p>
          </table:table-cell>
          <table:table-cell table:style-name="Table1.C3" office:value-type="string">
            <text:p text:style-name="P9"><text:span text:style-name="T4">▲</text:span>Up Arrow</text:p>
          </table:table-cell>
          <table:table-cell table:style-name="Table1.D3" office:value-type="string">
            <text:p text:style-name="P9"><text:bookmark-start text:name="__DdeLink__1521_34978945862"/><text:bookmark-start text:name="__DdeLink__1550_3497894586"/><text:bookmark-start text:name="__DdeLink__1518_34978945862"/><text:span text:style-name="T6">↑</text:span><text:bookmark-end text:name="__DdeLink__1521_34978945862"/><text:bookmark-end text:name="__DdeLink__1550_3497894586"/><text:bookmark-end text:name="__DdeLink__1518_34978945862"/><text:span text:style-name="T2"> <text:s/>opacity</text:span></text:p>
          </table:table-cell>
        </table:table-row>
        <table:table-row table:style-name="Table1.4">
          <table:table-cell table:style-name="Table1.A2" office:value-type="string">
            <text:p text:style-name="P9"><text:span text:style-name="T8">▼</text:span>Down Arrow</text:p>
          </table:table-cell>
          <table:table-cell table:style-name="Table1.B2" office:value-type="string">
            <text:p text:style-name="P11"><text:span text:style-name="T5">↓</text:span><text:bookmark text:name="__DdeLink__1541_3497894586"/> <text:span text:style-name="T13">chosen</text:span><text:span text:style-name="T2"> </text:span><text:span text:style-name="T9">variable</text:span></text:p>
          </table:table-cell>
          <table:table-cell table:style-name="Table1.C2" office:value-type="string">
            <text:p text:style-name="P9"><text:span text:style-name="T8">▼</text:span>Down Arrow</text:p>
          </table:table-cell>
          <table:table-cell table:style-name="Table1.D2" office:value-type="string">
            <text:p text:style-name="P24"><text:span text:style-name="T5">↓</text:span> <text:s/>opacity</text:p>
          </table:table-cell>
        </table:table-row>
        <table:table-row table:style-name="Table1.5">
          <table:table-cell table:style-name="Table1.A3" office:value-type="string">
            <text:p text:style-name="P6">◀<text:span text:style-name="T2">Left arrow</text:span></text:p>
          </table:table-cell>
          <table:table-cell table:style-name="Table1.B3" office:value-type="string">
            <text:p text:style-name="P15"><text:span text:style-name="T5">↓</text:span><text:bookmark text:name="__DdeLink__1539_3497894586"/><text:span text:style-name="T5"> </text:span>variable value</text:p>
          </table:table-cell>
          <table:table-cell table:style-name="Table1.C3" office:value-type="string">
            <text:p text:style-name="P7">◀<text:span text:style-name="T2">Left arrow</text:span></text:p>
          </table:table-cell>
          <table:table-cell table:style-name="Table1.D3" office:value-type="string">
            <text:p text:style-name="P22"><text:bookmark-start text:name="__DdeLink__1521_34978945863"/><text:bookmark-start text:name="__DdeLink__1546_3497894586"/><text:bookmark-start text:name="__DdeLink__1518_34978945863"/><text:bookmark-start text:name="__DdeLink__1537_3497894586"/><text:bookmark-start text:name="__DdeLink__1521_349789458621"/><text:bookmark-start text:name="__DdeLink__1518_349789458621"/><text:span text:style-name="T4">↑</text:span><text:bookmark-end text:name="__DdeLink__1521_34978945863"/><text:bookmark-end text:name="__DdeLink__1546_3497894586"/><text:bookmark-end text:name="__DdeLink__1518_34978945863"/><text:bookmark-end text:name="__DdeLink__1537_3497894586"/><text:bookmark-end text:name="__DdeLink__1521_349789458621"/><text:bookmark-end text:name="__DdeLink__1518_349789458621"/> <text:s/>angle</text:p>
          </table:table-cell>
        </table:table-row>
        <table:table-row table:style-name="Table1.6">
          <table:table-cell table:style-name="Table1.A2" office:value-type="string">
            <text:p text:style-name="P9">▶<text:span text:style-name="T2">Right arrow</text:span></text:p>
          </table:table-cell>
          <table:table-cell table:style-name="Table1.B2" office:value-type="string">
            <text:p text:style-name="P16"><text:bookmark-start text:name="__DdeLink__1523_3497894586"/><text:bookmark-start text:name="__DdeLink__1521_34978945861"/><text:bookmark-start text:name="__DdeLink__1518_34978945861"/><text:span text:style-name="T6">↑</text:span><text:bookmark-end text:name="__DdeLink__1523_3497894586"/><text:bookmark-end text:name="__DdeLink__1521_34978945861"/><text:bookmark-end text:name="__DdeLink__1518_34978945861"/><text:span text:style-name="T6"> </text:span>variable value</text:p>
          </table:table-cell>
          <table:table-cell table:style-name="Table1.C2" office:value-type="string">
            <text:p text:style-name="P8">▶<text:span text:style-name="T2">Right arrow</text:span></text:p>
          </table:table-cell>
          <table:table-cell table:style-name="Table1.D2" office:value-type="string">
            <text:p text:style-name="P23"><text:span text:style-name="T5">↓</text:span> <text:s/>angle</text:p>
          </table:table-cell>
        </table:table-row>
        <table:table-row table:style-name="Table1.7">
          <table:table-cell table:style-name="Table1.A3" office:value-type="string">
            <text:p text:style-name="P9">&lt;</text:p>
          </table:table-cell>
          <table:table-cell table:style-name="Table1.B3" office:value-type="string">
            <text:p text:style-name="P14">previous stimulus</text:p>
          </table:table-cell>
          <table:table-cell table:style-name="Table1.C3" office:value-type="string">
            <text:p text:style-name="P30">c</text:p>
          </table:table-cell>
          <table:table-cell table:style-name="Table1.D3" office:value-type="string">
            <text:p text:style-name="P30">Show / hide cursor</text:p>
          </table:table-cell>
        </table:table-row>
        <table:table-row table:style-name="Table1.8">
          <table:table-cell table:style-name="Table1.A2" office:value-type="string">
            <text:p text:style-name="P9">&gt;</text:p>
          </table:table-cell>
          <table:table-cell table:style-name="Table1.B2" office:value-type="string">
            <text:p text:style-name="P14">next stimulus</text:p>
          </table:table-cell>
          <table:table-cell table:style-name="Table1.C2" office:value-type="string">
            <text:p text:style-name="P30">l</text:p>
          </table:table-cell>
          <table:table-cell table:style-name="Table1.D2" office:value-type="string">
            <text:p text:style-name="P30"><text:bookmark-start text:name="__DdeLink__1527_349789458611"/><text:bookmark-start text:name="__DdeLink__1521_349789458641"/><text:bookmark-start text:name="__DdeLink__1518_349789458641"/><text:span text:style-name="T6">↑</text:span><text:bookmark-end text:name="__DdeLink__1527_349789458611"/><text:bookmark-end text:name="__DdeLink__1521_349789458641"/><text:bookmark-end text:name="__DdeLink__1518_349789458641"/> length</text:p>
          </table:table-cell>
        </table:table-row>
        <table:table-row table:style-name="Table1.9">
          <table:table-cell table:style-name="Table1.A3" office:value-type="string">
            <text:p text:style-name="P17">r</text:p>
          </table:table-cell>
          <table:table-cell table:style-name="Table1.B3" office:value-type="string">
            <text:p text:style-name="P18">give reward</text:p>
          </table:table-cell>
          <table:table-cell table:style-name="Table1.C3" office:value-type="string">
            <text:p text:style-name="P30">k</text:p>
          </table:table-cell>
          <table:table-cell table:style-name="Table1.D3" office:value-type="string">
            <text:p text:style-name="P30"><text:span text:style-name="T5">↓</text:span> length</text:p>
          </table:table-cell>
        </table:table-row>
        <table:table-row table:style-name="Table1.10">
          <table:table-cell table:style-name="Table1.A2" office:value-type="string">
            <text:p text:style-name="P21">=</text:p>
          </table:table-cell>
          <table:table-cell table:style-name="Table1.B2" office:value-type="string">
            <text:p text:style-name="P18">+X screen center</text:p>
          </table:table-cell>
          <table:table-cell table:style-name="Table1.C2" office:value-type="string">
            <text:p text:style-name="P30">j</text:p>
          </table:table-cell>
          <table:table-cell table:style-name="Table1.D2" office:value-type="string">
            <text:p text:style-name="P30"><text:bookmark-start text:name="__DdeLink__1527_349789458612"/><text:bookmark-start text:name="__DdeLink__1521_349789458642"/><text:bookmark-start text:name="__DdeLink__1518_349789458642"/><text:span text:style-name="T6">↑</text:span><text:bookmark-end text:name="__DdeLink__1527_349789458612"/><text:bookmark-end text:name="__DdeLink__1521_349789458642"/><text:bookmark-end text:name="__DdeLink__1518_349789458642"/> width</text:p>
          </table:table-cell>
        </table:table-row>
        <table:table-row table:style-name="Table1.11">
          <table:table-cell table:style-name="Table1.A3" office:value-type="string">
            <text:p text:style-name="P9">-</text:p>
          </table:table-cell>
          <table:table-cell table:style-name="Table1.B3" office:value-type="string">
            <text:p text:style-name="P10">-<text:span text:style-name="T3">X screen center</text:span></text:p>
          </table:table-cell>
          <table:table-cell table:style-name="Table1.C3" office:value-type="string">
            <text:p text:style-name="P30">h</text:p>
          </table:table-cell>
          <table:table-cell table:style-name="Table1.D3" office:value-type="string">
            <text:p text:style-name="P30"><text:span text:style-name="T5">↓</text:span> Width</text:p>
          </table:table-cell>
        </table:table-row>
        <table:table-row table:style-name="Table1.12">
          <table:table-cell table:style-name="Table1.A2" office:value-type="string">
            <text:p text:style-name="P17">]</text:p>
          </table:table-cell>
          <table:table-cell table:style-name="Table1.B2" office:value-type="string">
            <text:p text:style-name="P19">+Y screen center</text:p>
          </table:table-cell>
          <table:table-cell table:style-name="Table1.C2" office:value-type="string">
            <text:p text:style-name="P30">m</text:p>
          </table:table-cell>
          <table:table-cell table:style-name="Table1.D2" office:value-type="string">
            <text:p text:style-name="P30"><text:bookmark-start text:name="__DdeLink__1527_3497894586111"/><text:bookmark-start text:name="__DdeLink__1521_3497894586411"/><text:bookmark-start text:name="__DdeLink__1518_3497894586411"/><text:span text:style-name="T6">↑</text:span><text:bookmark-end text:name="__DdeLink__1527_3497894586111"/><text:bookmark-end text:name="__DdeLink__1521_3497894586411"/><text:bookmark-end text:name="__DdeLink__1518_3497894586411"/> size (square)</text:p>
          </table:table-cell>
        </table:table-row>
        <table:table-row table:style-name="Table1.13">
          <table:table-cell table:style-name="Table1.A3" office:value-type="string">
            <text:p text:style-name="P17">[</text:p>
          </table:table-cell>
          <table:table-cell table:style-name="Table1.B3" office:value-type="string">
            <text:p text:style-name="P10">-<text:span text:style-name="T3">Y screen center</text:span></text:p>
          </table:table-cell>
          <table:table-cell table:style-name="Table1.C3" office:value-type="string">
            <text:p text:style-name="P30">n</text:p>
          </table:table-cell>
          <table:table-cell table:style-name="Table1.D3" office:value-type="string">
            <text:p text:style-name="P30"><text:span text:style-name="T5">↓</text:span> size (square)</text:p>
          </table:table-cell>
        </table:table-row>
        <table:table-row table:style-name="Table1.14">
          <table:table-cell table:style-name="Table1.A2" office:value-type="string">
            <text:p text:style-name="P17">k</text:p>
          </table:table-cell>
          <table:table-cell table:style-name="Table1.B2" office:value-type="string">
            <text:p text:style-name="P20"><text:span text:style-name="T5">↓</text:span> state time</text:p>
          </table:table-cell>
          <table:table-cell table:style-name="Table1.C2" office:value-type="string">
            <text:p text:style-name="P30">x</text:p>
          </table:table-cell>
          <table:table-cell table:style-name="Table1.D2" office:value-type="string">
            <text:p text:style-name="P30">Show / hide stimulus</text:p>
          </table:table-cell>
        </table:table-row>
        <table:table-row table:style-name="Table1.15">
          <table:table-cell table:style-name="Table1.A3" office:value-type="string">
            <text:p text:style-name="P17">l</text:p>
          </table:table-cell>
          <table:table-cell table:style-name="Table1.B3" office:value-type="string">
            <text:p text:style-name="P20"><text:bookmark-start text:name="__DdeLink__1527_34978945861"/><text:bookmark-start text:name="__DdeLink__1521_34978945864"/><text:bookmark-start text:name="__DdeLink__1518_34978945864"/><text:span text:style-name="T4">↑</text:span><text:bookmark-end text:name="__DdeLink__1527_34978945861"/><text:bookmark-end text:name="__DdeLink__1521_34978945864"/><text:bookmark-end text:name="__DdeLink__1518_34978945864"/> state time</text:p>
          </table:table-cell>
          <table:table-cell table:style-name="Table1.C3" office:value-type="string">
            <text:p text:style-name="P9">&lt;</text:p>
          </table:table-cell>
          <table:table-cell table:style-name="Table1.D3" office:value-type="string">
            <text:p text:style-name="P30">Decrease background intensity</text:p>
          </table:table-cell>
        </table:table-row>
        <table:table-row table:style-name="Table1.16">
          <table:table-cell table:style-name="Table1.A2" office:value-type="string">
            <text:p text:style-name="P25">y</text:p>
          </table:table-cell>
          <table:table-cell table:style-name="Table1.B2" office:value-type="string">
            <text:p text:style-name="P18">Calibrate eye-tracker</text:p>
          </table:table-cell>
          <table:table-cell table:style-name="Table1.C2" office:value-type="string">
            <text:p text:style-name="P9">&gt;</text:p>
          </table:table-cell>
          <table:table-cell table:style-name="Table1.D2" office:value-type="string">
            <text:p text:style-name="P30">Increase background intensity</text:p>
          </table:table-cell>
        </table:table-row>
        <table:table-row table:style-name="Table1.17">
          <table:table-cell table:style-name="Table1.A3" office:value-type="string">
            <text:p text:style-name="P25">u</text:p>
          </table:table-cell>
          <table:table-cell table:style-name="Table1.B3" office:value-type="string">
            <text:p text:style-name="P12"><text:span text:style-name="T11">Drift </text:span><text:span text:style-name="T12">o</text:span><text:span text:style-name="T11">ffset</text:span></text:p>
          </table:table-cell>
          <table:table-cell table:style-name="Table1.C3" office:value-type="string">
            <text:p text:style-name="P30">r / e</text:p>
          </table:table-cell>
          <table:table-cell table:style-name="Table1.D3" office:value-type="string">
            <text:p text:style-name="P30">More / less red</text:p>
          </table:table-cell>
        </table:table-row>
        <table:table-row table:style-name="Table1.18">
          <table:table-cell table:style-name="Table1.A2" office:value-type="string">
            <text:p text:style-name="P25">i</text:p>
          </table:table-cell>
          <table:table-cell table:style-name="Table1.B2" office:value-type="string">
            <text:p text:style-name="P26">Drift correct</text:p>
          </table:table-cell>
          <table:table-cell table:style-name="Table1.C2" office:value-type="string">
            <text:p text:style-name="P30">g / f</text:p>
          </table:table-cell>
          <table:table-cell table:style-name="Table1.D2" office:value-type="string">
            <text:p text:style-name="P30">More green</text:p>
          </table:table-cell>
        </table:table-row>
        <table:table-row table:style-name="Table1.19">
          <table:table-cell table:style-name="Table1.A3" office:value-type="string">
            <text:p text:style-name="P17">f</text:p>
          </table:table-cell>
          <table:table-cell table:style-name="Table1.B3" office:value-type="string">
            <text:p text:style-name="P18">Flash screen</text:p>
          </table:table-cell>
          <table:table-cell table:style-name="Table1.C3" office:value-type="string">
            <text:p text:style-name="P30">b / v</text:p>
          </table:table-cell>
          <table:table-cell table:style-name="Table1.D3" office:value-type="string">
            <text:p text:style-name="P30">More blue</text:p>
          </table:table-cell>
        </table:table-row>
        <table:table-row table:style-name="Table1.20">
          <table:table-cell table:style-name="Table1.A2" office:value-type="string">
            <text:p text:style-name="P17">g</text:p>
          </table:table-cell>
          <table:table-cell table:style-name="Table1.B2" office:value-type="string">
            <text:p text:style-name="P18">Engage grid</text:p>
          </table:table-cell>
          <table:table-cell table:style-name="Table1.C2" office:value-type="string">
            <text:p text:style-name="P30">1</text:p>
          </table:table-cell>
          <table:table-cell table:style-name="Table1.D2" office:value-type="string">
            <text:p text:style-name="P30">Change stimulus colour</text:p>
          </table:table-cell>
        </table:table-row>
        <table:table-row table:style-name="Table1.21">
          <table:table-cell table:style-name="Table1.A3" office:value-type="string">
            <text:p text:style-name="P17">z</text:p>
          </table:table-cell>
          <table:table-cell table:style-name="Table1.B3" office:value-type="string">
            <text:p text:style-name="P20"><text:span text:style-name="T5">↓</text:span> fix init time</text:p>
          </table:table-cell>
          <table:table-cell table:style-name="Table1.C3" office:value-type="string">
            <text:p text:style-name="P30">2</text:p>
          </table:table-cell>
          <table:table-cell table:style-name="Table1.D3" office:value-type="string">
            <text:p text:style-name="P30">Change background colour</text:p>
          </table:table-cell>
        </table:table-row>
        <table:table-row table:style-name="Table1.22">
          <table:table-cell table:style-name="Table1.A2" office:value-type="string">
            <text:p text:style-name="P17">x</text:p>
          </table:table-cell>
          <table:table-cell table:style-name="Table1.B2" office:value-type="string">
            <text:p text:style-name="P20"><text:bookmark-start text:name="__DdeLink__1523_34978945861"/><text:bookmark-start text:name="__DdeLink__1521_349789458611"/><text:bookmark-start text:name="__DdeLink__1518_349789458611"/><text:span text:style-name="T4">↑</text:span><text:bookmark-end text:name="__DdeLink__1523_34978945861"/><text:bookmark-end text:name="__DdeLink__1521_349789458611"/><text:bookmark-end text:name="__DdeLink__1518_349789458611"/> fix init time</text:p>
          </table:table-cell>
          <table:table-cell table:style-name="Table1.C2" office:value-type="string">
            <text:p text:style-name="P30">3</text:p>
          </table:table-cell>
          <table:table-cell table:style-name="Table1.D2" office:value-type="string">
            <text:p text:style-name="P30"><text:span text:style-name="T5">↓ </text:span><text:span text:style-name="T4">s</text:span>cale texture</text:p>
          </table:table-cell>
        </table:table-row>
        <table:table-row table:style-name="Table1.23">
          <table:table-cell table:style-name="Table1.A3" office:value-type="string">
            <text:p text:style-name="P17">c</text:p>
          </table:table-cell>
          <table:table-cell table:style-name="Table1.B3" office:value-type="string">
            <text:p text:style-name="P20"><text:span text:style-name="T5">↓</text:span> fix time</text:p>
          </table:table-cell>
          <table:table-cell table:style-name="Table1.C3" office:value-type="string">
            <text:p text:style-name="P30">4</text:p>
          </table:table-cell>
          <table:table-cell table:style-name="Table1.D3" office:value-type="string">
            <text:p text:style-name="P30"><text:bookmark-start text:name="__DdeLink__1527_34978945861111"/><text:bookmark-start text:name="__DdeLink__1521_34978945864111"/><text:bookmark-start text:name="__DdeLink__1518_34978945864111"/><text:span text:style-name="T6">↑</text:span><text:bookmark-end text:name="__DdeLink__1527_34978945861111"/><text:bookmark-end text:name="__DdeLink__1521_34978945864111"/><text:bookmark-end text:name="__DdeLink__1518_34978945864111"/><text:span text:style-name="T5"> </text:span><text:span text:style-name="T4">s</text:span>cale texture</text:p>
          </table:table-cell>
        </table:table-row>
        <table:table-row table:style-name="Table1.24">
          <table:table-cell table:style-name="Table1.A2" office:value-type="string">
            <text:p text:style-name="P17">v</text:p>
          </table:table-cell>
          <table:table-cell table:style-name="Table1.B2" office:value-type="string">
            <text:p text:style-name="P20"><text:bookmark-start text:name="__DdeLink__1523_34978945862"/><text:bookmark-start text:name="__DdeLink__1521_349789458612"/><text:bookmark-start text:name="__DdeLink__1518_349789458612"/><text:span text:style-name="T4">↑</text:span><text:bookmark-end text:name="__DdeLink__1523_34978945862"/><text:bookmark-end text:name="__DdeLink__1521_349789458612"/><text:bookmark-end text:name="__DdeLink__1518_349789458612"/> fix time</text:p>
          </table:table-cell>
          <table:table-cell table:style-name="Table1.C2" office:value-type="string">
            <text:p text:style-name="P30">5</text:p>
          </table:table-cell>
          <table:table-cell table:style-name="Table1.D2" office:value-type="string">
            <text:p text:style-name="P30"><text:span text:style-name="T5">↓ </text:span><text:span text:style-name="T4">spatial frequency</text:span></text:p>
          </table:table-cell>
        </table:table-row>
        <table:table-row table:style-name="Table1.25">
          <table:table-cell table:style-name="Table1.A3" office:value-type="string">
            <text:p text:style-name="P17">b</text:p>
          </table:table-cell>
          <table:table-cell table:style-name="Table1.B3" office:value-type="string">
            <text:p text:style-name="P20"><text:span text:style-name="T5">↓</text:span> fix radius</text:p>
          </table:table-cell>
          <table:table-cell table:style-name="Table1.C3" office:value-type="string">
            <text:p text:style-name="P30">6</text:p>
          </table:table-cell>
          <table:table-cell table:style-name="Table1.D3" office:value-type="string">
            <text:p text:style-name="P30"><text:bookmark-start text:name="__DdeLink__1527_349789458611111"/><text:bookmark-start text:name="__DdeLink__1521_349789458641111"/><text:bookmark-start text:name="__DdeLink__1518_349789458641111"/><text:span text:style-name="T6">↑</text:span><text:bookmark-end text:name="__DdeLink__1527_349789458611111"/><text:bookmark-end text:name="__DdeLink__1521_349789458641111"/><text:bookmark-end text:name="__DdeLink__1518_349789458641111"/><text:span text:style-name="T5"> </text:span><text:span text:style-name="T4">spatial frequency</text:span></text:p>
          </table:table-cell>
        </table:table-row>
        <table:table-row table:style-name="Table1.26">
          <table:table-cell table:style-name="Table1.A2" office:value-type="string">
            <text:p text:style-name="P17">n</text:p>
          </table:table-cell>
          <table:table-cell table:style-name="Table1.B2" office:value-type="string">
            <text:p text:style-name="P20"><text:bookmark-start text:name="__DdeLink__1523_34978945863"/><text:bookmark-start text:name="__DdeLink__1521_349789458613"/><text:bookmark-start text:name="__DdeLink__1518_349789458613"/><text:span text:style-name="T4">↑</text:span><text:bookmark-end text:name="__DdeLink__1523_34978945863"/><text:bookmark-end text:name="__DdeLink__1521_349789458613"/><text:bookmark-end text:name="__DdeLink__1518_349789458613"/> fix radius</text:p>
          </table:table-cell>
          <table:table-cell table:style-name="Table1.C2" office:value-type="string">
            <text:p text:style-name="P9">/</text:p>
          </table:table-cell>
          <table:table-cell table:style-name="Table1.D2" office:value-type="string">
            <text:p text:style-name="P30">Phase reverse mode</text:p>
          </table:table-cell>
        </table:table-row>
        <table:table-row table:style-name="Table1.27">
          <table:table-cell table:style-name="Table1.A3" office:value-type="string">
            <text:p text:style-name="P17">p</text:p>
          </table:table-cell>
          <table:table-cell table:style-name="Table1.B3" office:value-type="string">
            <text:p text:style-name="P18"><text:span text:style-name="T9">Toggle </text:span>pause</text:p>
          </table:table-cell>
          <table:table-cell table:style-name="Table1.C3" office:value-type="string">
            <text:p text:style-name="P30">space</text:p>
          </table:table-cell>
          <table:table-cell table:style-name="Table1.D3" office:value-type="string">
            <text:p text:style-name="P30">Cycle texture type</text:p>
          </table:table-cell>
        </table:table-row>
        <table:table-row table:style-name="Table1.28">
          <table:table-cell table:style-name="Table1.A2" office:value-type="string">
            <text:p text:style-name="P17">;</text:p>
          </table:table-cell>
          <table:table-cell table:style-name="Table1.B2" office:value-type="string">
            <text:p text:style-name="P27">BREAK<text:note text:id="ftn1" text:note-class="footnote"><text:note-citation text:label="*">*</text:note-citation><text:note-body><text:p text:style-name="P5">Debug mode ONLY</text:p></text:note-body></text:note></text:p>
          </table:table-cell>
          <table:table-cell table:style-name="Table1.C2" office:value-type="string">
            <text:p text:style-name="P9">;</text:p>
          </table:table-cell>
          <table:table-cell table:style-name="Table1.D2" office:value-type="string">
            <text:p text:style-name="P30">Toggle show clicks</text:p>
          </table:table-cell>
        </table:table-row>
        <table:table-row table:style-name="Table1.29">
          <table:table-cell table:style-name="Table1.A3" office:value-type="string">
            <text:p text:style-name="P17">s</text:p>
          </table:table-cell>
          <table:table-cell table:style-name="Table1.B3" office:value-type="string">
            <text:p text:style-name="P18">Show cursor</text:p>
          </table:table-cell>
          <table:table-cell table:style-name="Table1.C3" office:value-type="string">
            <text:p text:style-name="P30">Right mouse click</text:p>
          </table:table-cell>
          <table:table-cell table:style-name="Table1.D3" office:value-type="string">
            <text:p text:style-name="P30">Store location</text:p>
          </table:table-cell>
        </table:table-row>
        <table:table-row table:style-name="Table1.30">
          <table:table-cell table:style-name="Table1.A2" office:value-type="string">
            <text:p text:style-name="P17">h</text:p>
          </table:table-cell>
          <table:table-cell table:style-name="Table1.B2" office:value-type="string">
            <text:p text:style-name="P18">Hide cursor</text:p>
          </table:table-cell>
          <table:table-cell table:style-name="Table1.C2" office:value-type="string">
            <text:p text:style-name="P9">‘</text:p>
          </table:table-cell>
          <table:table-cell table:style-name="Table1.D2" office:value-type="string">
            <text:p text:style-name="P30">Reset clicks</text:p>
          </table:table-cell>
        </table:table-row>
        <table:table-row table:style-name="Table1.31">
          <table:table-cell table:style-name="Table1.A3" office:value-type="string">
            <text:p text:style-name="P17">1</text:p>
          </table:table-cell>
          <table:table-cell table:style-name="Table1.B3" office:value-type="string">
            <text:p text:style-name="P18">Both eyes open<text:note text:id="ftn2" text:note-class="footnote"><text:note-citation text:label="§">§</text:note-citation><text:note-body><text:p text:style-name="P5">Needs eyeOccluder hardware</text:p></text:note-body></text:note></text:p>
          </table:table-cell>
          <table:table-cell table:style-name="Table1.C3" office:value-type="string">
            <text:p text:style-name="P9"/>
          </table:table-cell>
          <table:table-cell table:style-name="Table1.D31">
            <text:p text:style-name="P30"/>
          </table:table-cell>
        </table:table-row>
        <table:table-row table:style-name="Table1.32">
          <table:table-cell table:style-name="Table1.A2" office:value-type="string">
            <text:p text:style-name="P17">2</text:p>
          </table:table-cell>
          <table:table-cell table:style-name="Table1.B2" office:value-type="string">
            <text:p text:style-name="P20">Both eyes close<text:span text:style-name="T14">§</text:span></text:p>
          </table:table-cell>
          <table:table-cell table:style-name="Table1.C2" office:value-type="string">
            <text:p text:style-name="P9"/>
          </table:table-cell>
          <table:table-cell table:style-name="Table1.D32">
            <text:p text:style-name="P9"/>
          </table:table-cell>
        </table:table-row>
        <table:table-row table:style-name="Table1.33">
          <table:table-cell table:style-name="Table1.A3" office:value-type="string">
            <text:p text:style-name="P17">3</text:p>
          </table:table-cell>
          <table:table-cell table:style-name="Table1.B3" office:value-type="string">
            <text:p text:style-name="P20">Right eye open<text:span text:style-name="T14">§</text:span></text:p>
          </table:table-cell>
          <table:table-cell table:style-name="Table1.C3" office:value-type="string">
            <text:p text:style-name="P9"/>
          </table:table-cell>
          <table:table-cell table:style-name="Table1.D31">
            <text:p text:style-name="P9"/>
          </table:table-cell>
        </table:table-row>
        <table:table-row table:style-name="Table1.34">
          <table:table-cell table:style-name="Table1.A2" office:value-type="string">
            <text:p text:style-name="P17">4</text:p>
          </table:table-cell>
          <table:table-cell table:style-name="Table1.B2" office:value-type="string">
            <text:p text:style-name="P20">Left eye open<text:span text:style-name="T14">§</text:span></text:p>
          </table:table-cell>
          <table:table-cell table:style-name="Table1.C2" office:value-type="string">
            <text:p text:style-name="P9"/>
          </table:table-cell>
          <table:table-cell table:style-name="Table1.D32">
            <text:p text:style-name="P9"/>
          </table:table-cell>
        </table:table-row>
        <table:table-row table:style-name="Table1.35">
          <table:table-cell table:style-name="Table1.A3" office:value-type="string">
            <text:p text:style-name="P28">0 (zero)</text:p>
          </table:table-cell>
          <table:table-cell table:style-name="Table1.B3" office:value-type="string">
            <text:p text:style-name="P29">Capture screen<text:span text:style-name="T15">*</text:span></text:p>
          </table:table-cell>
          <table:table-cell table:style-name="Table1.C3" office:value-type="string">
            <text:p text:style-name="P9"/>
          </table:table-cell>
          <table:table-cell table:style-name="Table1.D31">
            <text:p text:style-name="P9"/>
          </table:table-cell>
        </table:table-row>
        <table:table-row table:style-name="Table1.36">
          <table:table-cell table:style-name="Table1.A36" office:value-type="string">
            <text:p text:style-name="P34"/>
          </table:table-cell>
          <table:table-cell table:style-name="Table1.B36">
            <text:p text:style-name="P35"/>
          </table:table-cell>
          <table:table-cell table:style-name="Table1.C36" office:value-type="string">
            <text:p text:style-name="P36"/>
          </table:table-cell>
          <table:table-cell table:style-name="Table1.D36">
            <text:p text:style-name="P36"/>
          </table:table-cell>
        </table:table-row>
      </table:table>
      <text:p text:style-name="P37"/>
      <text:p text:style-name="P37"/>
      <text:h text:style-name="P41" text:outline-level="2"/>
      <text:h text:style-name="P42" text:outline-level="2">Tobii Calibration Control <text:span text:style-name="T19">(see </text:span><text:a xlink:type="simple" xlink:href="https://github.com/dcnieho/Titta" text:style-name="Internet_20_link" text:visited-style-name="Visited_20_Internet_20_Link"><text:span text:style-name="T19">https://github.com/dcnieho/Titta</text:span></text:a><text:span text:style-name="T19">)</text:span></text:h>
      <text:p text:style-name="P39">Keys depend on the current <text:span text:style-name="T21">mode</text:span>: <text:s/>Calibration <text:span text:style-name="T20">⊙</text:span> <text:span text:style-name="T21">| </text:span>Validation <text:span text:style-name="T10">⊖</text:span>. </text:p>
      <table:table table:name="Table2" table:style-name="Table2" table:template-name="Box List Red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Calibration Key</text:p>
          </table:table-cell>
          <table:table-cell table:style-name="Table2.B1" office:value-type="string">
            <text:p text:style-name="P4">Action</text:p>
          </table:table-cell>
        </table:table-row>
        <table:table-row table:style-name="Table2.1">
          <table:table-cell table:style-name="Table2.A2" office:value-type="string">
            <text:p text:style-name="P31"><text:span text:style-name="T22">⊙</text:span> e</text:p>
          </table:table-cell>
          <table:table-cell table:style-name="Table2.B2" office:value-type="string">
            <text:p text:style-name="P31">Toggle eye images</text:p>
          </table:table-cell>
        </table:table-row>
        <table:table-row table:style-name="Table2.1">
          <table:table-cell table:style-name="Table2.A3" office:value-type="string">
            <text:p text:style-name="P31"><text:span text:style-name="T22">⊙</text:span> space</text:p>
          </table:table-cell>
          <table:table-cell table:style-name="Table2.B3" office:value-type="string">
            <text:p text:style-name="P31">Start calibration</text:p>
          </table:table-cell>
        </table:table-row>
        <table:table-row table:style-name="Table2.1">
          <table:table-cell table:style-name="Table2.A2" office:value-type="string">
            <text:p text:style-name="P31"><text:span text:style-name="T22">⊙ </text:span>Shift + space</text:p>
          </table:table-cell>
          <table:table-cell table:style-name="Table2.B2" office:value-type="string">
            <text:p text:style-name="P31">Skip calibration</text:p>
          </table:table-cell>
        </table:table-row>
        <table:table-row table:style-name="Table2.1">
          <table:table-cell table:style-name="Table2.A3" office:value-type="string">
            <text:p text:style-name="P32"><text:span text:style-name="T22">⊙</text:span> p</text:p>
          </table:table-cell>
          <table:table-cell table:style-name="Table2.B3" office:value-type="string">
            <text:p text:style-name="P31">Goto previous calibration if available</text:p>
          </table:table-cell>
        </table:table-row>
        <table:table-row table:style-name="Table2.1">
          <table:table-cell table:style-name="Table2.A2" office:value-type="string">
            <text:p text:style-name="P31"><text:span text:style-name="T22">⊖</text:span> escape</text:p>
          </table:table-cell>
          <table:table-cell table:style-name="Table2.B2" office:value-type="string">
            <text:p text:style-name="P31">Restart calibration</text:p>
          </table:table-cell>
        </table:table-row>
        <table:table-row table:style-name="Table2.1">
          <table:table-cell table:style-name="Table2.A3" office:value-type="string">
            <text:p text:style-name="P31"><text:span text:style-name="T22">⊖</text:span> v</text:p>
          </table:table-cell>
          <table:table-cell table:style-name="Table2.B3" office:value-type="string">
            <text:p text:style-name="P31">Restart a validation</text:p>
          </table:table-cell>
        </table:table-row>
        <table:table-row table:style-name="Table2.1">
          <table:table-cell table:style-name="Table2.A2" office:value-type="string">
            <text:p text:style-name="P32"><text:span text:style-name="T22">⊖</text:span> <text:span text:style-name="T21">space</text:span></text:p>
          </table:table-cell>
          <table:table-cell table:style-name="Table2.B2" office:value-type="string">
            <text:p text:style-name="P33">Confirm calibration/validation &amp; Exit</text:p>
          </table:table-cell>
        </table:table-row>
        <table:table-row table:style-name="Table2.1">
          <table:table-cell table:style-name="Table2.A3" office:value-type="string">
            <text:p text:style-name="P32"><text:span text:style-name="T22">⊖</text:span> <text:span text:style-name="T21">c</text:span></text:p>
          </table:table-cell>
          <table:table-cell table:style-name="Table2.B3" office:value-type="string">
            <text:p text:style-name="P33">Choose calibration if more than one available</text:p>
          </table:table-cell>
        </table:table-row>
        <table:table-row table:style-name="Table2.1">
          <table:table-cell table:style-name="Table2.A2" office:value-type="string">
            <text:p text:style-name="P32"><text:span text:style-name="T22">⊖</text:span> <text:span text:style-name="T21">s</text:span></text:p>
          </table:table-cell>
          <table:table-cell table:style-name="Table2.B2" office:value-type="string">
            <text:p text:style-name="P33">Return to Calibration mode</text:p>
          </table:table-cell>
        </table:table-row>
        <table:table-row table:style-name="Table2.1">
          <table:table-cell table:style-name="Table2.A3" office:value-type="string">
            <text:p text:style-name="P32"><text:span text:style-name="T22">⊖</text:span> <text:span text:style-name="T21">g / Shift + g</text:span></text:p>
          </table:table-cell>
          <table:table-cell table:style-name="Table2.B3" office:value-type="string">
            <text:p text:style-name="P33">Toggle gaze visualisation; Shift=both screens</text:p>
          </table:table-cell>
        </table:table-row>
        <table:table-row table:style-name="Table2.1">
          <table:table-cell table:style-name="Table2.A2" office:value-type="string">
            <text:p text:style-name="P32"><text:span text:style-name="T22">⊖</text:span> <text:span text:style-name="T21">t</text:span></text:p>
          </table:table-cell>
          <table:table-cell table:style-name="Table2.B2" office:value-type="string">
            <text:p text:style-name="P33">Toggle calibration / validation results display</text:p>
          </table:table-cell>
        </table:table-row>
        <table:table-row table:style-name="Table2.1">
          <table:table-cell table:style-name="Table2.A3" office:value-type="string">
            <text:p text:style-name="P32"><text:span text:style-name="T22">⊖</text:span> <text:span text:style-name="T21">p</text:span></text:p>
          </table:table-cell>
          <table:table-cell table:style-name="Table2.B3" office:value-type="string">
            <text:p text:style-name="P33">Toggle validation / timeseries plot</text:p>
          </table:table-cell>
        </table:table-row>
        <table:table-row table:style-name="Table2.1">
          <table:table-cell table:style-name="Table2.A2" office:value-type="string">
            <text:p text:style-name="P32"><text:span text:style-name="T22">⊖</text:span> <text:span text:style-name="T21">x</text:span></text:p>
          </table:table-cell>
          <table:table-cell table:style-name="Table2.B2" office:value-type="string">
            <text:p text:style-name="P33">Toggle screen / tracker space if setup</text:p>
          </table:table-cell>
        </table:table-row>
        <table:table-row table:style-name="Table2.1">
          <table:table-cell table:style-name="Table2.A15" office:value-type="string">
            <text:p text:style-name="P36"/>
          </table:table-cell>
          <table:table-cell table:style-name="Table2.B15">
            <text:p text:style-name="P3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Greta Sans Pro Reg" svg:font-family="'Greta Sans Pro Reg'" style:font-family-generic="swiss"/>
    <style:font-face style:name="Greta Text Pro Reg" svg:font-family="'Greta Text Pro Reg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Greta Text Pro Reg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1" fo:font-family="Carlito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rlito1" fo:font-family="Carlito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reta Sans Pro Reg" fo:font-family="'Greta Sans Pro Reg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reta Sans Pro Reg" fo:font-family="'Greta Sans Pro Reg'" style:font-family-generic="swiss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rlito1" fo:font-family="Carlito" style:font-style-name="Regular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4pt" fo:font-style="italic"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0000" number:language="en" number:country="GB">
      <number:number number:min-integer-digits="1"/>
    </number:number-style>
    <style:style style:name="Box_20_List_20_Green.1" style:display-name="Box List Green.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Green.2" style:display-name="Box List Green.2" style:family="table-cell" style:data-style-name="N0">
      <style:table-cell-properties fo:background-color="#adc5e7" fo:border-top="0.74pt solid #00599d" fo:border-bottom="0.74pt solid #00599d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Green.3" style:display-name="Box List Green.3" style:family="table-cell" style:data-style-name="N100">
      <style:table-cell-properties fo:border-left="0.74pt solid #00599d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4" style:display-name="Box List Green.4" style:family="table-cell">
      <style:table-cell-properties fo:border-right="0.74pt solid #009353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5" style:display-name="Box List Green.5" style:family="table-cell">
      <style:table-cell-properties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6" style:display-name="Box List Green.6" style:family="table-cell" style:data-style-name="N100">
      <style:table-cell-properties fo:background-color="#dddddd" fo:border-left="0.74pt solid #00599d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7" style:display-name="Box List Green.7" style:family="table-cell" style:data-style-name="N100">
      <style:table-cell-properties fo:border-left="0.74pt solid #009353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8" style:display-name="Box List Green.8" style:family="table-cell">
      <style:table-cell-properties fo:background-color="#dddddd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9" style:display-name="Box List Green.9" style:family="table-cell" style:data-style-name="N100">
      <style:table-cell-properties fo:background-color="#dddddd" fo:border-left="0.74pt solid #009353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10" style:display-name="Box List Green.10" style:family="table-cell">
      <style:table-cell-properties fo:background-color="#dddddd" fo:border-right="0.74pt solid #009353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Green.11" style:display-name="Box List Green.11" style:family="table-cell" style:data-style-name="N100">
      <style:table-cell-properties fo:background-color="#00599d" fo:border-bottom="0.74pt solid #00599d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Green.13" style:display-name="Box List Green.13" style:family="table-cell" style:data-style-name="N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Green.15" style:display-name="Box List Green.15" style:family="table-cell" style:data-style-name="N100">
      <style:table-cell-properties fo:background-color="#009353" fo:border-left="0.74pt solid #009353" fo:border-top="0.74pt solid #009353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Green.16" style:display-name="Box List Green.16" style:family="table-cell" style:data-style-name="N100">
      <style:table-cell-properties fo:background-color="#bee3d3" fo:border-left="0.74pt solid #009353" fo:border-bottom="0.74pt solid #009353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Red.1" style:display-name="Box List Red.1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Red.2" style:display-name="Box List Red.2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Red.3" style:display-name="Box List Red.3" style:family="table-cell" style:data-style-name="N100">
      <style:table-cell-properties fo:border-lef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4" style:display-name="Box List Red.4" style:family="table-cell">
      <style:table-cell-properties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5" style:display-name="Box List Red.5" style:family="table-cell">
      <style:table-cell-properties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6" style:display-name="Box List Red.6" style:family="table-cell" style:data-style-name="N100">
      <style:table-cell-properties fo:background-color="#dddddd" fo:border-lef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7" style:display-name="Box List Red.7" style:family="table-cell">
      <style:table-cell-properties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8" style:display-name="Box List Red.8" style:family="table-cell">
      <style:table-cell-properties fo:background-color="#dddddd"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9" style:display-name="Box List Red.9" style:family="table-cell">
      <style:table-cell-properties fo:background-color="#dddddd"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10" style:display-name="Box List Red.10" style:family="table-cell">
      <style:table-cell-properties fo:background-color="#dddddd" fo:border-right="0.74pt solid #ce181e" fo:padding="0cm" fo:padding-left="0cm" fo:padding-right="0cm" fo:padding-top="0cm" fo:padding-bottom="0cm"/>
      <style:paragraph-properties fo:text-align="center"/>
      <style:text-properties fo:font-size="11pt" style:font-name="Carlito" fo:font-family="Carlito" style:font-family-generic="swiss" style:font-size-asian="11pt" style:font-name-asian="Noto Serif CJK SC" style:font-family-asian="'Noto Serif CJK SC'" style:font-size-complex="11pt" style:font-name-complex="Lohit Devanagari" style:font-family-complex="'Lohit Devanagari'"/>
    </style:style>
    <style:style style:name="Box_20_List_20_Red.11" style:display-name="Box List Red.11" style:family="table-cell" style:data-style-name="N100">
      <style:table-cell-properties fo:background-color="#ce181e" fo:border-left="0.74pt solid #ce181e" fo:border-top="0.74pt solid #ce181e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Red.12" style:display-name="Box List Red.12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Red.13" style:display-name="Box List Red.13" style:family="table-cell" style:data-style-name="N100">
      <style:table-cell-properties fo:background-color="#fcd3c1" fo:border-left="0.74pt solid #ce181e" fo:border-bottom="0.74pt solid #ce181e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style:style style:name="Box_20_List_20_Red.15" style:display-name="Box List Red.15" style:family="table-cell" style:data-style-name="N100">
      <style:table-cell-properties fo:background-color="#ce181e" fo:border-right="0.74pt solid #ce181e" fo:border-top="0.74pt solid #ce181e" fo:padding="0cm" fo:padding-left="0cm" fo:padding-right="0cm" fo:padding-top="0cm" fo:padding-bottom="0cm"/>
      <style:paragraph-properties fo:text-align="center"/>
      <style:text-properties fo:color="#ffffff" fo:font-size="11pt" fo:font-weight="bold" fo:font-style="italic" style:font-name="Carlito" fo:font-family="Carlito" style:font-family-generic="swiss" style:font-size-asian="11pt" style:font-weight-asian="bold" style:font-style-asian="italic" style:font-name-asian="Noto Serif CJK SC" style:font-family-asian="'Noto Serif CJK SC'" style:font-size-complex="11pt" style:font-weight-complex="bold" style:font-style-complex="italic" style:font-name-complex="Lohit Devanagari" style:font-family-complex="'Lohit Devanagari'"/>
    </style:style>
    <style:style style:name="Box_20_List_20_Red.16" style:display-name="Box List Red.16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paragraph-properties fo:text-align="center"/>
      <style:text-properties fo:font-size="11pt" fo:font-weight="bold" style:font-name="Carlito" fo:font-family="Carlito" style:font-family-generic="swiss" style:font-size-asian="11pt" style:font-weight-asian="bold" style:font-name-asian="Noto Serif CJK SC" style:font-family-asian="'Noto Serif CJK SC'" style:font-size-complex="11pt" style:font-weight-complex="bold" style:font-name-complex="Lohit Devanagari" style:font-family-complex="'Lohit Devanagari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an Andolina</meta:initial-creator>
    <meta:creation-date>2021-04-15T06:26:52.766918479</meta:creation-date>
    <dc:date>2022-12-03T12:09:53.212740285</dc:date>
    <meta:editing-duration>PT2H47M10S</meta:editing-duration>
    <meta:editing-cycles>21</meta:editing-cycles>
    <meta:generator>LibreOffice/7.4.3.2$MacOSX_AARCH64 LibreOffice_project/1048a8393ae2eeec98dff31b5c133c5f1d08b890</meta:generator>
    <dc:title>Opticka keyboard control mapping</dc:title>
    <meta:document-statistic meta:table-count="2" meta:image-count="0" meta:object-count="0" meta:page-count="2" meta:paragraph-count="164" meta:word-count="420" meta:character-count="2132" meta:non-whitespace-character-count="1869"/>
  </office:meta>
</office:document-meta>
</file>